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>Investigating StackExchange</text:span></text:p>
            <text:p text:style-name="P1"><text:span text:style-name="T3"/></text:p>
            <text:p text:style-name="P1"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 text:style-name="P1"><text:span text:style-name="T3"/></text:p>
            <text:p text:style-name="P1"><text:span text:style-name="T3">Prof. Domeniconi</text:span></text:p>
            <text:p text:style-name="P1"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Bright" svg:font-family="'CMU Brigh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ria Sans Libre" svg:font-family="'Averia Sans Libre'" style:font-adornments="Regular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7T11:34:04.950615662</dc:date>
    <dc:creator>Michel Rouly</dc:creator>
    <meta:editing-duration>PT59S</meta:editing-duration>
    <meta:editing-cycles>1</meta:editing-cycles>
    <meta:document-statistic meta:object-count="24"/>
    <meta:generator>LibreOffice/4.2.3.3$Linux_X86_64 LibreOffice_project/420m0$Build-3</meta:generator>
  </office:meta>
</office:document-meta>
</file>